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Code Pro" svg:font-family="'Source Code Pr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861e" officeooo:paragraph-rsid="0002861e"/>
    </style:style>
    <style:style style:name="P2" style:family="paragraph" style:parent-style-name="Standard">
      <style:text-properties style:text-line-through-style="none" style:text-line-through-type="none" officeooo:rsid="0003bc31" officeooo:paragraph-rsid="0003bc31"/>
    </style:style>
    <style:style style:name="P3" style:family="paragraph" style:parent-style-name="Standard">
      <style:text-properties style:text-line-through-style="none" style:text-line-through-type="none" officeooo:rsid="000608c4" officeooo:paragraph-rsid="000608c4"/>
    </style:style>
    <style:style style:name="P4"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608c4" officeooo:paragraph-rsid="000608c4" style:font-size-asian="10.5pt" style:font-size-complex="12pt"/>
    </style:style>
    <style:style style:name="P5"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74edc" officeooo:paragraph-rsid="00074edc" style:font-size-asian="10.5pt" style:font-size-complex="12pt"/>
    </style:style>
    <style:style style:name="P6"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7a828" officeooo:paragraph-rsid="0007a828" style:font-size-asian="10.5pt" style:font-size-complex="12pt"/>
    </style:style>
    <style:style style:name="P7"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80fb5" officeooo:paragraph-rsid="00080fb5" style:font-size-asian="10.5pt" style:font-size-complex="12pt"/>
    </style:style>
    <style:style style:name="P8"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9f2f1" officeooo:paragraph-rsid="0009f2f1" style:font-size-asian="10.5pt" style:font-size-complex="12pt"/>
    </style:style>
    <style:style style:name="P9"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a93ed" officeooo:paragraph-rsid="000a93ed" style:font-size-asian="10.5pt" style:font-size-complex="12pt"/>
    </style:style>
    <style:style style:name="P10" style:family="paragraph" style:parent-style-name="Standard">
      <style:text-properties officeooo:rsid="000cc25f" officeooo:paragraph-rsid="000cc25f"/>
    </style:style>
    <style:style style:name="P11" style:family="paragraph" style:parent-style-name="Preformatted_20_Text">
      <style:text-properties officeooo:rsid="000cc25f" officeooo:paragraph-rsid="000cc25f"/>
    </style:style>
    <style:style style:name="P12" style:family="paragraph" style:parent-style-name="Preformatted_20_Text">
      <style:text-properties officeooo:paragraph-rsid="000cc25f"/>
    </style:style>
    <style:style style:name="T1" style:family="text">
      <style:text-properties officeooo:rsid="00010160"/>
    </style:style>
    <style:style style:name="T2" style:family="text">
      <style:text-properties officeooo:rsid="0003bc31"/>
    </style:style>
    <style:style style:name="T3" style:family="text">
      <style:text-properties officeooo:rsid="000b20a7"/>
    </style:style>
    <style:style style:name="T4" style:family="text">
      <style:text-properties fo:font-variant="normal" fo:text-transform="none" fo:color="#f4f4f4" style:font-name="Source Code Pro" fo:font-size="9.75pt" fo:letter-spacing="normal" fo:font-style="normal" fo:font-weight="normal" fo:background-color="transparent" loext:char-shading-value="0" loext:padding="0in" loext:border="none"/>
    </style:style>
    <style:style style:name="T5" style:family="text">
      <style:text-properties fo:font-variant="normal" fo:text-transform="none" style:font-name="Source Code Pro" fo:font-size="9.75pt" fo:letter-spacing="normal" fo:font-style="normal" fo:font-weight="normal" fo:background-color="transparent" loext:char-shading-value="0" loext:padding="0in" loext:border="none"/>
    </style:style>
    <style:style style:name="T6" style:family="text">
      <style:text-properties fo:font-variant="normal" fo:text-transform="none" fo:color="#000000" style:font-name="Source Code Pro" fo:font-size="9.75pt" fo:letter-spacing="normal" fo:font-style="normal" fo:font-weight="normal" fo:background-color="transparent" loext:char-shading-value="0"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span text:style-name="T1">1.starting (first assignment)</text:span></text:p>
      <text:p text:style-name="Standard"/>
      <text:p text:style-name="P10">as docker do not have garbage collector, that is the cmd:</text:p>
      <text:p text:style-name="P11"><text:span text:style-name="Source_20_Text"><text:span text:style-name="T6">docker rmi $(docker images -f "dangling=true" -q)</text:span></text:span></text:p>
      <text:p text:style-name="P12"/>
      <text:p text:style-name="Standard"/>
      <text:p text:style-name="P1">1. Assignment</text:p>
      <text:p text:style-name="P1"/>
      <text:p text:style-name="P1">- docker-compose up -d</text:p>
      <text:p text:style-name="P1">- docker-compose ps</text:p>
      <text:p text:style-name="P1">- docker-compose logs</text:p>
      <text:p text:style-name="P1">// go into the container</text:p>
      <text:p text:style-name="P1">- docker-compose exec web sh</text:p>
      <text:p text:style-name="P1">- curl localhost:3000 // doesn t work as curl is not install in the container</text:p>
      <text:p text:style-name="P1"/>
      <text:p text:style-name="P1">- docker-compose down -v</text:p>
      <text:p text:style-name="P1"/>
      <text:p text:style-name="P1">// add in the docker file </text:p>
      <text:p text:style-name="P1">RUN apk add –update curl</text:p>
      <text:p text:style-name="P1">// restart container</text:p>
      <text:p text:style-name="P1">- docker-compose -d –build</text:p>
      <text:p text:style-name="P1">- docker-compose exec web sh</text:p>
      <text:p text:style-name="P1">- curl localhost:3000 // works fine</text:p>
      <text:p text:style-name="P1">- exit</text:p>
      <text:p text:style-name="P1">- docker-compose down -v</text:p>
      <text:p text:style-name="P1"/>
      <text:p text:style-name="P1">// <text:span text:style-name="T2">extra</text:span></text:p>
      <text:p text:style-name="P2">- docker-compose build –no-cache // set a build without cache</text:p>
      <text:p text:style-name="P2"/>
      <text:p text:style-name="P2"/>
      <text:p text:style-name="P3">2.Good practice</text:p>
      <text:p text:style-name="P3"/>
      <text:p text:style-name="P3">to get your files into your image, use ‘COPY’ (not ADD)</text:p>
      <text:p text:style-name="P3">ADD is more powerfull, could download some file from the web, install some C files. But there is the danger, so COPY is better for adding files</text:p>
      <text:p text:style-name="P3"/>
      <text:p text:style-name="P3">after using any package manager like npm we should clean up, for npm: </text:p>
      <text:p text:style-name="P3">npm cache clean –force</text:p>
      <text:p text:style-name="P3"/>
      <text:p text:style-name="P3">for apt package manager</text:p>
      <text:p text:style-name="P4">sudo apt get clean</text:p>
      <text:p text:style-name="P4"/>
      <text:p text:style-name="P5">we don t want to run npm to then run our container, so we should stick with node, CMD node:</text:p>
      <text:p text:style-name="P5">CMD [“node’, “./bin/www”]</text:p>
      <text:p text:style-name="P5">cmd is the first process (program) which will be lunch at the same time the container start</text:p>
      <text:p text:style-name="P5"/>
      <text:p text:style-name="P5">WORKDIR make a directory if it s not there (RUN mkdir is not good)</text:p>
      <text:p text:style-name="P6"/>
      <text:p text:style-name="P6">We don t use the ‘latest’ node image as they still are unstable</text:p>
      <text:p text:style-name="P6"/>
      <text:p text:style-name="P7">All docker image default to Debian, so for exemple we get apt-get manager, open ssl, a bash shell <text:s text:c="2"/></text:p>
      <text:p text:style-name="P7"/>
      <text:p text:style-name="P8"><text:soft-page-break/>We sould use as much as possible alpine based image as it s a very light distro/image. But for taking an old application based on linux into container than it s better to use a debian based image.</text:p>
      <text:p text:style-name="P8"/>
      <text:p text:style-name="P8">Better not using ‘slim’, ‘strecth’ images. </text:p>
      <text:p text:style-name="P5"/>
      <text:p text:style-name="P8">We DON T <text:s/>use ONBUILD image, </text:p>
      <text:p text:style-name="P8"/>
      <text:p text:style-name="P9">3. Images to use</text:p>
      <text:p text:style-name="P9"/>
      <text:p text:style-name="P9">ALPINE (5Mb), very light, the best to use, but for big apps it may miss to features which we could have out of the box with debian ou centos. Alpine have some vulnarability issues. Have some specifique issues as it s not a based debian image. Alpine image do not works well with CVE scanning process (Continous Integration) <text:span text:style-name="T3">for vulnaribility</text:span></text:p>
      <text:p text:style-name="P9"/>
      <text:p text:style-name="P9">DEBIAN (100Mb), default base image of all images. BUT ACTUALLY WE DON T CARE ABOUT AN 100Mb on a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Code Pro" svg:font-family="'Source Code Pr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3T13:18:17.809151384</meta:creation-date>
    <dc:date>2020-07-25T15:38:57.809043938</dc:date>
    <meta:editing-duration>PT2H19M35S</meta:editing-duration>
    <meta:editing-cycles>6</meta:editing-cycles>
    <meta:generator>LibreOffice/6.0.7.3$Linux_X86_64 LibreOffice_project/00m0$Build-3</meta:generator>
    <meta:document-statistic meta:table-count="0" meta:image-count="0" meta:object-count="0" meta:page-count="2" meta:paragraph-count="40" meta:word-count="393" meta:character-count="2138" meta:non-whitespace-character-count="1770"/>
  </office:meta>
</office:document-meta>
</file>